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ATIÑO CHIRE ANDREA ALEXANDR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AMAN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5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ATIÑO CHIRE ANDREA ALEXANDR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ECONOFLETE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6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5T16:54:14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